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073cm" fo:margin-left="-1.189cm" table:align="left"/>
    </style:style>
    <style:style style:name="Table1.A" style:family="table-column">
      <style:table-column-properties style:column-width="2.716cm"/>
    </style:style>
    <style:style style:name="Table1.B" style:family="table-column">
      <style:table-column-properties style:column-width="7.161cm"/>
    </style:style>
    <style:style style:name="Table1.C" style:family="table-column">
      <style:table-column-properties style:column-width="4.904cm"/>
    </style:style>
    <style:style style:name="Table1.D" style:family="table-column">
      <style:table-column-properties style:column-width="2.822cm"/>
    </style:style>
    <style:style style:name="Table1.E" style:family="table-column">
      <style:table-column-properties style:column-width="2.469cm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818cm"/>
    </style:style>
    <style:style style:name="Table1.3" style:family="table-row">
      <style:table-row-properties style:min-row-height="0.706cm"/>
    </style:style>
    <style:style style:name="Table1.4" style:family="table-row">
      <style:table-row-properties style:min-row-height="0.882cm"/>
    </style:style>
    <style:style style:name="P1" style:family="paragraph" style:parent-style-name="Standard">
      <style:text-properties fo:font-size="16pt" officeooo:rsid="00034feb" officeooo:paragraph-rsid="00034feb" style:font-size-asian="14pt" style:font-size-complex="16pt"/>
    </style:style>
    <style:style style:name="P2" style:family="paragraph" style:parent-style-name="Standard">
      <style:text-properties fo:font-size="16pt" officeooo:rsid="00034feb" officeooo:paragraph-rsid="00043b5d" style:font-size-asian="14pt" style:font-size-complex="16pt"/>
    </style:style>
    <style:style style:name="P3" style:family="paragraph" style:parent-style-name="Standard">
      <style:text-properties fo:font-size="16pt" officeooo:rsid="00034feb" officeooo:paragraph-rsid="000720bb" style:font-size-asian="14pt" style:font-size-complex="16pt"/>
    </style:style>
    <style:style style:name="P4" style:family="paragraph" style:parent-style-name="Standard">
      <style:text-properties fo:font-size="16pt" officeooo:rsid="00063ed1" officeooo:paragraph-rsid="00063ed1" style:font-size-asian="14pt" style:font-size-complex="16pt"/>
    </style:style>
    <style:style style:name="P5" style:family="paragraph" style:parent-style-name="Standard">
      <style:text-properties fo:font-size="16pt" fo:font-weight="bold" officeooo:rsid="0005f7fd" officeooo:paragraph-rsid="0005f7fd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60abe" officeooo:paragraph-rsid="00060abe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63ed1" officeooo:paragraph-rsid="00063ed1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4pt" officeooo:rsid="0005f7fd" officeooo:paragraph-rsid="0005f7fd" style:font-size-asian="12.25pt" style:font-size-complex="14pt"/>
    </style:style>
    <style:style style:name="P9" style:family="paragraph" style:parent-style-name="Table_20_Contents">
      <style:text-properties fo:font-size="16pt" fo:font-weight="bold" officeooo:rsid="00043b5d" officeooo:paragraph-rsid="00043b5d" style:font-size-asian="16pt" style:font-weight-asian="bold" style:font-size-complex="16pt" style:font-weight-complex="bold"/>
    </style:style>
    <style:style style:name="P10" style:family="paragraph" style:parent-style-name="Table_20_Contents">
      <style:text-properties fo:font-size="14pt" officeooo:rsid="0005f7fd" officeooo:paragraph-rsid="0005f7fd" style:font-size-asian="14pt" style:font-size-complex="14pt"/>
    </style:style>
    <style:style style:name="P11" style:family="paragraph" style:parent-style-name="Standard">
      <style:text-properties fo:font-size="16pt" fo:font-weight="bold" officeooo:rsid="00043b5d" officeooo:paragraph-rsid="000720bb" style:font-size-asian="14pt" style:font-weight-asian="bold" style:font-size-complex="16pt" style:font-weight-complex="bold"/>
    </style:style>
    <style:style style:name="P12" style:family="paragraph" style:parent-style-name="Standard" style:list-style-name="L1">
      <style:text-properties fo:font-size="14pt" officeooo:rsid="00060abe" officeooo:paragraph-rsid="00060abe" style:font-size-asian="12.25pt" style:font-size-complex="14pt"/>
    </style:style>
    <style:style style:name="P13" style:family="paragraph" style:parent-style-name="Standard" style:list-style-name="L2">
      <style:text-properties fo:font-size="14pt" officeooo:rsid="00060abe" officeooo:paragraph-rsid="00060abe" style:font-size-asian="12.25pt" style:font-size-complex="14pt"/>
    </style:style>
    <style:style style:name="P14" style:family="paragraph" style:parent-style-name="Standard" style:list-style-name="L3">
      <style:text-properties fo:font-size="14pt" officeooo:rsid="00060abe" officeooo:paragraph-rsid="00060abe" style:font-size-asian="12.25pt" style:font-size-complex="14pt"/>
    </style:style>
    <style:style style:name="P15" style:family="paragraph" style:parent-style-name="Standard" style:list-style-name="L4">
      <style:text-properties fo:font-size="14pt" officeooo:rsid="00060abe" officeooo:paragraph-rsid="00060abe" style:font-size-asian="12.25pt" style:font-size-complex="14pt"/>
    </style:style>
    <style:style style:name="P16" style:family="paragraph" style:parent-style-name="Standard" style:list-style-name="L5">
      <style:text-properties fo:font-size="14pt" officeooo:rsid="00063ed1" officeooo:paragraph-rsid="00063ed1" style:font-size-asian="12.25pt" style:font-size-complex="14pt"/>
    </style:style>
    <style:style style:name="P17" style:family="paragraph" style:parent-style-name="Standard" style:list-style-name="L6">
      <style:text-properties fo:font-size="14pt" officeooo:rsid="00063ed1" officeooo:paragraph-rsid="00063ed1" style:font-size-asian="12.25pt" style:font-size-complex="14pt"/>
    </style:style>
    <style:style style:name="P18" style:family="paragraph" style:parent-style-name="Standard">
      <style:text-properties fo:font-size="14pt" officeooo:rsid="00063ed1" officeooo:paragraph-rsid="00063ed1" style:font-size-asian="12.25pt" style:font-size-complex="14pt"/>
    </style:style>
    <style:style style:name="P19" style:family="paragraph" style:parent-style-name="Standard" style:list-style-name="L5">
      <style:text-properties officeooo:paragraph-rsid="00063ed1"/>
    </style:style>
    <style:style style:name="T1" style:family="text">
      <style:text-properties officeooo:rsid="00043b5d"/>
    </style:style>
    <style:style style:name="T2" style:family="text">
      <style:text-properties officeooo:rsid="00060abe"/>
    </style:style>
    <style:style style:name="T3" style:family="text">
      <style:text-properties fo:font-size="16pt" officeooo:rsid="00063ed1" style:font-size-asian="14pt" style:font-size-complex="16pt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officeooo:rsid="00063ed1" style:font-size-asian="12.25pt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c2ba5"/>
    </style:style>
    <style:style style:name="T8" style:family="text">
      <style:text-properties officeooo:rsid="000d912b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NAME <text:s text:c="2"/></text:span><text:s text:c="5"/>:TEJASWINI H M</text:p>
      <text:p text:style-name="P1"><text:span text:style-name="T6">EMAIL <text:s text:c="2"/></text:span><text:s text:c="4"/>:<text:a xlink:type="simple" xlink:href="mailto:tejaswinitejaswini0344@gamil.com" text:style-name="Internet_20_link" text:visited-style-name="Visited_20_Internet_20_Link">tejaswinitejaswini0344@gamil.com</text:a></text:p>
      <text:p text:style-name="P2"><text:span text:style-name="T6">PHNO</text:span> <text:s text:c="8"/>: 9108728921</text:p>
      <text:p text:style-name="P3"><text:span text:style-name="T6">ADDRESS</text:span> :<text:span text:style-name="T1">HARIHAR , DAVANGERE #582311</text:span></text:p>
      <text:p text:style-name="P11">EDUCATIONAL DEATIL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057483579776">
          <table:table-cell table:style-name="Table1.A1" office:value-type="string">
            <text:p text:style-name="P9">COURSE</text:p>
          </table:table-cell>
          <table:table-cell table:style-name="Table1.A1" office:value-type="string">
            <text:p text:style-name="P9">BOARD/UNIVERSITY</text:p>
          </table:table-cell>
          <table:table-cell table:style-name="Table1.A1" office:value-type="string">
            <text:p text:style-name="P9">INSTITUATION</text:p>
          </table:table-cell>
          <table:table-cell table:style-name="Table1.A1" office:value-type="string">
            <text:p text:style-name="P9">PASSING YEAR</text:p>
          </table:table-cell>
          <table:table-cell table:style-name="Table1.A1" office:value-type="string">
            <text:p text:style-name="P9">RESULT</text:p>
          </table:table-cell>
        </table:table-row>
        <table:table-row table:style-name="Table1.2">
          <table:table-cell table:style-name="Table1.A1" office:value-type="string">
            <text:p text:style-name="P10">BCA</text:p>
          </table:table-cell>
          <table:table-cell table:style-name="Table1.A1" office:value-type="string">
            <text:p text:style-name="P10">DAVANGERE UNIVERSITY</text:p>
          </table:table-cell>
          <table:table-cell table:style-name="Table1.A1" office:value-type="string">
            <text:p text:style-name="P10">GMIT DAVANGERE</text:p>
          </table:table-cell>
          <table:table-cell table:style-name="Table1.A1" office:value-type="string">
            <text:p text:style-name="P10">2021</text:p>
          </table:table-cell>
          <table:table-cell table:style-name="Table1.A1" office:value-type="string">
            <text:p text:style-name="P10">70.<text:span text:style-name="T7">3</text:span>%</text:p>
          </table:table-cell>
        </table:table-row>
        <table:table-row table:style-name="Table1.3">
          <table:table-cell table:style-name="Table1.A1" office:value-type="string">
            <text:p text:style-name="P10">PUC</text:p>
          </table:table-cell>
          <table:table-cell table:style-name="Table1.A1" office:value-type="string">
            <text:p text:style-name="P10">PU BOARD</text:p>
          </table:table-cell>
          <table:table-cell table:style-name="Table1.A1" office:value-type="string">
            <text:p text:style-name="P10">MANYATHA</text:p>
          </table:table-cell>
          <table:table-cell table:style-name="Table1.A1" office:value-type="string">
            <text:p text:style-name="P10">2018</text:p>
          </table:table-cell>
          <table:table-cell table:style-name="Table1.A1" office:value-type="string">
            <text:p text:style-name="P10">72%</text:p>
          </table:table-cell>
        </table:table-row>
        <table:table-row table:style-name="Table1.4">
          <table:table-cell table:style-name="Table1.A1" office:value-type="string">
            <text:p text:style-name="P10">SSLC</text:p>
          </table:table-cell>
          <table:table-cell table:style-name="Table1.A1" office:value-type="string">
            <text:p text:style-name="P10">SECONDARY SCHOOL BOARD</text:p>
          </table:table-cell>
          <table:table-cell table:style-name="Table1.A1" office:value-type="string">
            <text:p text:style-name="P10">SHSS SCHOOL</text:p>
          </table:table-cell>
          <table:table-cell table:style-name="Table1.A1" office:value-type="string">
            <text:p text:style-name="P10">2016</text:p>
          </table:table-cell>
          <table:table-cell table:style-name="Table1.A1" office:value-type="string">
            <text:p text:style-name="P10">79.5%</text:p>
          </table:table-cell>
        </table:table-row>
      </table:table>
      <text:p text:style-name="P5">ACDEMIC PROJECT:</text:p>
      <text:p text:style-name="P8"><text:s text:c="7"/>I am done my project in degree based on HTML. The project <text:span text:style-name="T8">about</text:span> <text:s/>land trasaction using etherum blockchain. Its total about the selling and buying the land without third person. We can buy and sell our land through online.</text:p>
      <text:p text:style-name="P5"><text:span text:style-name="T2">TECHNICAL</text:span> SKILLS:</text:p>
      <text:list xml:id="list3920701422" text:style-name="L1">
        <text:list-item>
          <text:p text:style-name="P12">HTML</text:p>
        </text:list-item>
        <text:list-item>
          <text:p text:style-name="P12">C</text:p>
        </text:list-item>
        <text:list-item>
          <text:p text:style-name="P12">C++</text:p>
        </text:list-item>
      </text:list>
      <text:p text:style-name="P6">SKILLS:</text:p>
      <text:list xml:id="list3312379254" text:style-name="L2">
        <text:list-item>
          <text:p text:style-name="P13">Fast learner</text:p>
        </text:list-item>
        <text:list-item>
          <text:p text:style-name="P13">Leadership </text:p>
        </text:list-item>
        <text:list-item>
          <text:p text:style-name="P13">Good time maintance</text:p>
        </text:list-item>
      </text:list>
      <text:p text:style-name="P6">LANGUAGE:</text:p>
      <text:list xml:id="list2276160804" text:style-name="L3">
        <text:list-item>
          <text:p text:style-name="P14">English</text:p>
        </text:list-item>
        <text:list-item>
          <text:p text:style-name="P14">Kannada</text:p>
        </text:list-item>
      </text:list>
      <text:p text:style-name="P6">INTERST AND HOBBIES:</text:p>
      <text:list xml:id="list3591531394" text:style-name="L4">
        <text:list-item>
          <text:p text:style-name="P15">Learn to new things</text:p>
        </text:list-item>
        <text:list-item>
          <text:p text:style-name="P15">Listening pocket fm</text:p>
        </text:list-item>
        <text:list-item>
          <text:p text:style-name="P15">Reading news paper</text:p>
        </text:list-item>
      </text:list>
      <text:p text:style-name="P7">CERTICATION:</text:p>
      <text:list xml:id="list678617886" text:style-name="L5">
        <text:list-item>
          <text:p text:style-name="P19"><text:span text:style-name="T3"><text:s/></text:span><text:span text:style-name="T5">Best citizen of india in 2011</text:span></text:p>
        </text:list-item>
        <text:list-item>
          <text:p text:style-name="P16">Mobile appliaction development</text:p>
        </text:list-item>
      </text:list>
      <text:p text:style-name="P6">WORKING EXPERINCE:</text:p>
      <text:list xml:id="list3918712596" text:style-name="L6">
        <text:list-item>
          <text:p text:style-name="P17">Fresher</text:p>
        </text:list-item>
      </text:list>
      <text:p text:style-name="P7">PERSONAL DEATILS:</text:p>
      <text:p text:style-name="P18">Father Name <text:s text:c="4"/>: Haonnappa M</text:p>
      <text:p text:style-name="P18">Mother Name <text:s text:c="2"/>:Nagrathan H M</text:p>
      <text:p text:style-name="P18">Adress <text:s text:c="13"/>:Harihara , davangere #582311</text:p>
      <text:p text:style-name="P18"/>
      <text:p text:style-name="P4"><text:span text:style-name="T6">PLACE </text:span>: <text:span text:style-name="T4">Harihara</text:span></text:p>
      <text:p text:style-name="P4"><text:span text:style-name="T6">DATE</text:span> <text:s text:c="2"/>:<text:span text:style-name="T4">12-JULY-2022</text:span></text:p>
      <text:p text:style-name="P18"><text:soft-page-break/></text:p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4:06:03.358842019</meta:creation-date>
    <dc:date>2022-07-12T15:37:29.080633556</dc:date>
    <meta:editing-duration>PT37M36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2" meta:paragraph-count="53" meta:word-count="161" meta:character-count="1009" meta:non-whitespace-character-count="863"/>
  </office:meta>
</office:document-meta>
</file>